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0012.png" xlink:type="simple" xlink:show="embed" xlink:actuate="onLoad"/></draw:frame></text:p>
          </table:table-cell>
          <table:table-cell table:style-name="Table1.B1" office:value-type="string">
            <text:h text:style-name="P11" text:outline-level="1">Обратная 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6"> 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убывающий</text:span> пилообразный сигнал<text:span text:style-name="T4">:</text:span></text:p>
            <text:p text:style-name="P7"><text:span text:style-name="T4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3"><text:span text:style-name="T4">где</text:span><text:span text:style-name="T4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свойства блока, </text:span><text:span text:style-name="T4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ыходной сигнал,</text:span><text:span text:style-name="T4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 текущее модельное время в секундах, </text:span><text:span text:style-name="T4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дробная часть.</text:span></text:p>
            <text:p text:style-name="P3"><text:span text:style-name="T1">Свойства</text:span>:</text:p>
            <text:list xml:id="list670884485631476216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4">:</text:span></text:p>
            <text:p text:style-name="P5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5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3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Именован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<text:soft-page-break/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T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Смешан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Вектор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6">Размах</text:p>
                </table:table-cell>
                <table:table-cell table:style-name="Table2.B3" office:value-type="string">
                  <text:p text:style-name="P3">[amp1,amp2]</text:p>
                </table:table-cell>
              </table:table-row>
              <table:table-row>
                <table:table-cell table:style-name="Table2.A3" office:value-type="string">
                  <text:p text:style-name="P6">Период</text:p>
                </table:table-cell>
                <table:table-cell table:style-name="Table2.B3" office:value-type="string">
                  <text:p text:style-name="P3">[1,2]</text:p>
                </table:table-cell>
              </table:table-row>
              <table:table-row>
                <table:table-cell table:style-name="Table2.A3" office:value-type="string">
                  <text:p text:style-name="P6">Смещение</text:p>
                </table:table-cell>
                <table:table-cell table:style-name="Table2.B3" office:value-type="string">
                  <text:p text:style-name="P3">[0,1]</text:p>
                </table:table-cell>
              </table:table-row>
            </table:table>
            <text:p text:style-name="P8"><text:span text:style-name="T1">Примечания</text:span>:</text:p>
            <text:list xml:id="list4187397999034062900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<text:span text:style-name="T8">Именованные свойства </text:span><text:span text:style-name="T4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2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4">или как </text:span><text:span text:style-name="T2">внешние</text:span><text:span text:style-name="T4"> сигналы проекта при помощи подключаемой базы сигналов.</text:span></text:p>
              </text:list-item>
              <text:list-item>
                <text:p text:style-name="P14">Блок идентичен следующей расчетной схеме (свойства Обратной пилы заданы равными 2, 3 и 5):</text:p>
              </text:list-item>
            </text:list>
            <text:p text:style-name="P5"><text:soft-page-break/><draw:frame draw:style-name="fr2" draw:name="graphics1" text:anchor-type="as-char" svg:width="12.171cm" svg:height="7.781cm" draw:z-index="14"><draw:image xlink:href="../images/0012_sample_prt.png" xlink:type="simple" xlink:show="embed" xlink:actuate="onLoad"/></draw:frame></text:p>
            <text:p text:style-name="P4">При этом (в первые 15 секунд) график сигнала на выходе выглядит следующим образом:</text:p>
            <text:p text:style-name="P5"><draw:frame draw:style-name="fr2" draw:name="graphics2" text:anchor-type="as-char" svg:width="10.59cm" svg:height="7.939cm" draw:z-index="15"><draw:image xlink:href="../images/0012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6-04-07T13:23:29.30</dc:date>
    <meta:generator>OpenOffice/4.1.1$Win32 OpenOffice.org_project/411m6$Build-9775</meta:generator>
    <meta:editing-duration>PT3H30M45S</meta:editing-duration>
    <meta:editing-cycles>62</meta:editing-cycles>
    <meta:document-statistic meta:table-count="2" meta:image-count="4" meta:object-count="12" meta:page-count="3" meta:paragraph-count="59" meta:word-count="207" meta:character-count="1399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